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10 Pitch1" svg:font-family="'Courier 10 Pitch'"/>
    <style:font-face style:name="Helvetica" svg:font-family="Helvetica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Helvetica" fo:font-size="14pt" fo:font-weight="normal" officeooo:rsid="001e4b89" officeooo:paragraph-rsid="001e4b89" fo:background-color="transparent" style:font-name-asian="Helvetica" style:font-name-complex="Helvetica"/>
    </style:style>
    <style:style style:name="P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c8998" officeooo:paragraph-rsid="001c8998" fo:background-color="transparent" style:font-name-asian="Helvetica" style:font-name-complex="Helvetica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fo:background-color="transparent" style:font-name-asian="Helvetica" style:font-name-complex="Helvetica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paragraph-rsid="001c8998" fo:background-color="transparent" style:font-name-asian="Helvetica" style:font-name-complex="Helvetica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e4b89" officeooo:paragraph-rsid="001e4b89" fo:background-color="transparent" style:font-name-asian="Helvetica" style:font-name-complex="Helvetica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e4b89" officeooo:paragraph-rsid="001f2e00" fo:background-color="transparent" style:font-name-asian="Helvetica" style:font-name-complex="Helvetica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f2e00" officeooo:paragraph-rsid="001f2f1b" fo:background-color="transparent" style:font-name-asian="Helvetica" style:font-name-complex="Helvetica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bold" officeooo:rsid="001dd67e" officeooo:paragraph-rsid="001dd67e" fo:background-color="transparent" style:font-name-asian="Helvetica" style:font-weight-asian="bold" style:font-name-complex="Helvetica" style:font-weight-complex="bold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bold" fo:background-color="transparent" style:font-name-asian="Helvetica" style:font-weight-asian="bold" style:font-name-complex="Helvetica" style:font-weight-complex="bold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1f3631" officeooo:paragraph-rsid="001f3631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f2f1b" officeooo:paragraph-rsid="001f2e00" fo:background-color="transparent" style:font-name-asian="Helvetica" style:font-name-complex="Helvetica"/>
    </style:style>
    <style:style style:name="P1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f2f1b" officeooo:paragraph-rsid="0045b312" fo:background-color="transparent" style:font-name-asian="Helvetica" style:font-name-complex="Helvetica"/>
    </style:style>
    <style:style style:name="P1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f2f1b" officeooo:paragraph-rsid="00472cb5" fo:background-color="transparent" style:font-name-asian="Helvetica" style:font-name-complex="Helvetica"/>
    </style:style>
    <style:style style:name="P1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e4b89" officeooo:paragraph-rsid="0044768f" fo:background-color="transparent" style:font-name-asian="Helvetica" style:font-name-complex="Helvetica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fo:background-color="transparent" style:font-name-asian="Helvetica" style:font-name-complex="Helvetica"/>
    </style:style>
    <style:style style:name="P17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4ad358" officeooo:paragraph-rsid="004ad358" fo:background-color="transparent" style:font-name-asian="Helvetica" style:font-name-complex="Helvetica"/>
    </style:style>
    <style:style style:name="P18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style:text-underline-style="solid" style:text-underline-width="auto" style:text-underline-color="font-color" fo:font-weight="bold" officeooo:rsid="0041d040" officeooo:paragraph-rsid="0041d040" fo:background-color="transparent" style:font-name-asian="Helvetica" style:font-weight-asian="bold" style:font-name-complex="Helvetica" style:font-weight-complex="bold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bold" officeooo:rsid="004bc6bb" officeooo:paragraph-rsid="004bc6bb" fo:background-color="transparent" style:font-name-asian="Calibri1" style:font-weight-asian="bold" style:font-name-complex="Calibri1" style:font-weight-complex="bold"/>
    </style:style>
    <style:style style:name="P20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bold" officeooo:rsid="004cf317" officeooo:paragraph-rsid="004cf317" fo:background-color="transparent" style:font-name-asian="Calibri1" style:font-weight-asian="bold" style:font-name-complex="Calibri1" style:font-weight-complex="bold"/>
    </style:style>
    <style:style style:name="P2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bold" officeooo:rsid="004e9399" officeooo:paragraph-rsid="004e9399" fo:background-color="transparent" style:font-name-asian="Calibri1" style:font-weight-asian="bold" style:font-name-complex="Calibri1" style:font-weight-complex="bold"/>
    </style:style>
    <style:style style:name="P2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bold" officeooo:rsid="007d9bfe" officeooo:paragraph-rsid="007d9bfe" fo:background-color="transparent" style:font-name-asian="Calibri1" style:font-weight-asian="bold" style:font-name-complex="Calibri1" style:font-weight-complex="bold"/>
    </style:style>
    <style:style style:name="P2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fo:background-color="transparent" style:font-name-asian="Calibri1" style:font-name-complex="Calibri1"/>
    </style:style>
    <style:style style:name="P2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4bc6bb" officeooo:paragraph-rsid="004bc6bb" fo:background-color="transparent" style:font-name-asian="Calibri1" style:font-name-complex="Calibri1"/>
    </style:style>
    <style:style style:name="P2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4f9bf5" officeooo:paragraph-rsid="004f9bf5" fo:background-color="transparent" style:font-name-asian="Calibri1" style:font-name-complex="Calibri1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5122b5" officeooo:paragraph-rsid="005122b5" fo:background-color="transparent" style:font-name-asian="Calibri1" style:font-name-complex="Calibri1"/>
    </style:style>
    <style:style style:name="P27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5122b5" officeooo:paragraph-rsid="0052358d" fo:background-color="transparent" style:font-name-asian="Calibri1" style:font-name-complex="Calibri1"/>
    </style:style>
    <style:style style:name="P28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5122b5" officeooo:paragraph-rsid="005451ff" fo:background-color="transparent" style:font-name-asian="Calibri1" style:font-name-complex="Calibri1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5122b5" officeooo:paragraph-rsid="005bb48f" fo:background-color="transparent" style:font-name-asian="Calibri1" style:font-name-complex="Calibri1"/>
    </style:style>
    <style:style style:name="P30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5122b5" officeooo:paragraph-rsid="005c4434" fo:background-color="transparent" style:font-name-asian="Calibri1" style:font-name-complex="Calibri1"/>
    </style:style>
    <style:style style:name="P3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5122b5" officeooo:paragraph-rsid="005db266" fo:background-color="transparent" style:font-name-asian="Calibri1" style:font-name-complex="Calibri1"/>
    </style:style>
    <style:style style:name="P3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63d65f" officeooo:paragraph-rsid="0063d65f" fo:background-color="transparent" style:font-name-asian="Calibri1" style:font-name-complex="Calibri1"/>
    </style:style>
    <style:style style:name="P3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7b61a1" officeooo:paragraph-rsid="007b61a1" fo:background-color="transparent" style:font-name-asian="Calibri1" style:font-name-complex="Calibri1"/>
    </style:style>
    <style:style style:name="P3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7c1294" officeooo:paragraph-rsid="007c1294" fo:background-color="transparent" style:font-name-asian="Calibri1" style:font-name-complex="Calibri1"/>
    </style:style>
    <style:style style:name="P3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7d9bfe" officeooo:paragraph-rsid="007d9bfe" fo:background-color="transparent" style:font-name-asian="Calibri1" style:font-name-complex="Calibri1"/>
    </style:style>
    <style:style style:name="P3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7d9bfe" officeooo:paragraph-rsid="007f9ad8" fo:background-color="transparent" style:font-name-asian="Calibri1" style:font-name-complex="Calibri1"/>
    </style:style>
    <style:style style:name="P37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8239ad" officeooo:paragraph-rsid="008239ad" fo:background-color="transparent" style:font-name-asian="Calibri1" style:font-name-complex="Calibri1"/>
    </style:style>
    <style:style style:name="P38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845b53" officeooo:paragraph-rsid="00845b53" fo:background-color="transparent" style:font-name-asian="Calibri1" style:font-name-complex="Calibri1"/>
    </style:style>
    <style:style style:name="P39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862831" officeooo:paragraph-rsid="00862831" fo:background-color="transparent" style:font-name-asian="Calibri1" style:font-name-complex="Calibri1"/>
    </style:style>
    <style:style style:name="P40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87bd69" officeooo:paragraph-rsid="0087bd69" fo:background-color="transparent" style:font-name-asian="Calibri1" style:font-name-complex="Calibri1"/>
    </style:style>
    <style:style style:name="T1" style:family="text">
      <style:text-properties officeooo:rsid="001e4b8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2e00" style:font-weight-asian="bold" style:font-weight-complex="bold"/>
    </style:style>
    <style:style style:name="T4" style:family="text">
      <style:text-properties fo:font-weight="bold" officeooo:rsid="001f2f1b" style:font-weight-asian="bold" style:font-weight-complex="bold"/>
    </style:style>
    <style:style style:name="T5" style:family="text">
      <style:text-properties fo:font-weight="bold" officeooo:rsid="000c9e85" style:font-weight-asian="bold" style:font-weight-complex="bold"/>
    </style:style>
    <style:style style:name="T6" style:family="text">
      <style:text-properties fo:font-weight="bold" officeooo:rsid="004ad358" style:font-weight-asian="bold" style:font-weight-complex="bold"/>
    </style:style>
    <style:style style:name="T7" style:family="text">
      <style:text-properties officeooo:rsid="001f2e00"/>
    </style:style>
    <style:style style:name="T8" style:family="text">
      <style:text-properties style:font-name="Courier 10 Pitch"/>
    </style:style>
    <style:style style:name="T9" style:family="text">
      <style:text-properties officeooo:rsid="00444c7d"/>
    </style:style>
    <style:style style:name="T10" style:family="text">
      <style:text-properties officeooo:rsid="0044768f"/>
    </style:style>
    <style:style style:name="T11" style:family="text">
      <style:text-properties officeooo:rsid="00459df6"/>
    </style:style>
    <style:style style:name="T12" style:family="text">
      <style:text-properties officeooo:rsid="0045b312"/>
    </style:style>
    <style:style style:name="T13" style:family="text">
      <style:text-properties officeooo:rsid="00472cb5"/>
    </style:style>
    <style:style style:name="T14" style:family="text">
      <style:text-properties officeooo:rsid="0048728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e73cc" style:font-weight-asian="normal" style:font-weight-complex="normal"/>
    </style:style>
    <style:style style:name="T17" style:family="text">
      <style:text-properties fo:font-weight="normal" officeooo:rsid="004d14c8" style:font-weight-asian="normal" style:font-weight-complex="normal"/>
    </style:style>
    <style:style style:name="T18" style:family="text">
      <style:text-properties style:font-weight-asian="normal" style:font-weight-complex="normal"/>
    </style:style>
    <style:style style:name="T19" style:family="text">
      <style:text-properties officeooo:rsid="00564374" style:font-weight-asian="normal" style:font-weight-complex="normal"/>
    </style:style>
    <style:style style:name="T20" style:family="text">
      <style:text-properties officeooo:rsid="0057d905" style:font-weight-asian="normal" style:font-weight-complex="normal"/>
    </style:style>
    <style:style style:name="T21" style:family="text">
      <style:text-properties officeooo:rsid="0059924d" style:font-weight-asian="normal" style:font-weight-complex="normal"/>
    </style:style>
    <style:style style:name="T22" style:family="text">
      <style:text-properties officeooo:rsid="0059e26e" style:font-weight-asian="normal" style:font-weight-complex="normal"/>
    </style:style>
    <style:style style:name="T23" style:family="text">
      <style:text-properties officeooo:rsid="005c4434" style:font-weight-asian="normal" style:font-weight-complex="normal"/>
    </style:style>
    <style:style style:name="T24" style:family="text">
      <style:text-properties officeooo:rsid="0062463d" style:font-weight-asian="normal" style:font-weight-complex="normal"/>
    </style:style>
    <style:style style:name="T25" style:family="text">
      <style:text-properties officeooo:rsid="00625cb6" style:font-weight-asian="normal" style:font-weight-complex="normal"/>
    </style:style>
    <style:style style:name="T26" style:family="text">
      <style:text-properties officeooo:rsid="006f7a12" style:font-weight-asian="normal" style:font-weight-complex="normal"/>
    </style:style>
    <style:style style:name="T27" style:family="text">
      <style:text-properties officeooo:rsid="007b61a1" style:font-weight-asian="normal" style:font-weight-complex="normal"/>
    </style:style>
    <style:style style:name="T28" style:family="text">
      <style:text-properties officeooo:rsid="0084134c" style:font-weight-asian="normal" style:font-weight-complex="normal"/>
    </style:style>
    <style:style style:name="T29" style:family="text">
      <style:text-properties officeooo:rsid="0086ee7b" style:font-weight-asian="normal" style:font-weight-complex="normal"/>
    </style:style>
    <style:style style:name="T30" style:family="text">
      <style:text-properties officeooo:rsid="004cf317"/>
    </style:style>
    <style:style style:name="T31" style:family="text">
      <style:text-properties officeooo:rsid="007bf15f"/>
    </style:style>
    <style:style style:name="T32" style:family="text">
      <style:text-properties officeooo:rsid="0081c8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8">Rest Api Demo</text:p>
      <text:p text:style-name="P4"/>
      <text:p text:style-name="P8">These functionality <text:span text:style-name="T1">divide</text:span> into four main part. I listed at below.</text:p>
      <text:p text:style-name="P2"><text:tab/>1. Database</text:p>
      <text:p text:style-name="P2"><text:tab/><text:span text:style-name="T9">2</text:span>. <text:span text:style-name="T1">CODE</text:span></text:p>
      <text:p text:style-name="P4"/>
      <text:p text:style-name="P5">&gt;&gt;&gt; <text:span text:style-name="T2">let's start with the database.</text:span></text:p>
      <text:p text:style-name="P4"/>
      <text:p text:style-name="P1"><text:span text:style-name="T8">1. First login into your phpmyadmin. General login url for local is <text:tab/></text:span><text:a xlink:type="simple" xlink:href="http://localhost/phpmyadmin"><text:span text:style-name="T8">http://localhost/phpmyadmin</text:span></text:a></text:p>
      <text:p text:style-name="P5">2. click on database. After enter database name then press create button.</text:p>
      <text:p text:style-name="P5">3. select database name which created by you.</text:p>
      <text:p text:style-name="P15">4. next click on import button then you can see browse button on your screen. You have <text:span text:style-name="T10">restfulldemo.sql</text:span> file in your download folder please select database. After press GO Button it's define at below. You got message import successfully.</text:p>
      <text:p text:style-name="P5"/>
      <text:p text:style-name="P5">Here we created database with tabel successfully move on next step. <text:span text:style-name="T7">Put js and css file into yout project directory.</text:span></text:p>
      <text:p text:style-name="P5"/>
      <text:p text:style-name="P6">&gt;&gt;&gt; <text:span text:style-name="T2">let's start with the </text:span><text:span text:style-name="T3">Code </text:span><text:span text:style-name="T4">and define code structure</text:span><text:span text:style-name="T2">.</text:span></text:p>
      <text:p text:style-name="P12">1) <text:span text:style-name="T11">api.php</text:span></text:p>
      <text:p text:style-name="P13">2) <text:span text:style-name="T12">htaccess.txt</text:span></text:p>
      <text:p text:style-name="P14">3) <text:span text:style-name="T13">Rest.inc.php</text:span></text:p>
      <text:p text:style-name="P7"><text:tab/><text:tab/></text:p>
      <text:p text:style-name="P9">Create a file with <text:span text:style-name="T14">api.php</text:span> for <text:span text:style-name="T7">output view</text:span>.</text:p>
      <text:p text:style-name="P10"/>
      <text:p text:style-name="P3">Please may look code:</text:p>
      <text:p text:style-name="P10"/>
      <text:p text:style-name="P3">1. <text:span text:style-name="T5">Here below define </text:span><text:span text:style-name="T6">rest api class file.</text:span></text:p>
      <text:p text:style-name="P3"/>
      <text:p text:style-name="P17"><text:span text:style-name="T2">&gt;&gt;&gt; </text:span><text:span text:style-name="T18">require_once("Rest.inc.php");</text:span></text:p>
      <text:p text:style-name="P10"><text:tab/></text:p>
      <text:p text:style-name="P24">Description :- when we used rest api. Include class of Rest.</text:p>
      <text:p text:style-name="P24"/>
      <text:p text:style-name="P19"><text:span text:style-name="T30">Q1. Different</text:span> Between Rest and RestFull.</text:p>
      <text:p text:style-name="P20">Ans. : <text:span text:style-name="T15">generally used api with rest. </text:span><text:span text:style-name="T16">Restful</text:span><text:span text:style-name="T15"> api also used of rest for api. Without name of action call api with </text:span><text:span text:style-name="T16">method</text:span><text:span text:style-name="T15"> is called </text:span><text:span text:style-name="T16">restful.</text:span><text:span text:style-name="T15"> And used api with name of action is called Rest api. Here I defined simple </text:span><text:span text:style-name="T17">definition.</text:span></text:p>
      <text:p text:style-name="P20"><text:soft-page-break/></text:p>
      <text:p text:style-name="P21">Let's move on forward how to used rest api.</text:p>
      <text:p text:style-name="P24"/>
      <text:p text:style-name="P25">&gt;&gt;&gt; Here below we talk on api.php file.</text:p>
      <text:p text:style-name="P25"/>
      <text:p text:style-name="P11"/>
      <text:p text:style-name="P26"><text:span text:style-name="T18">class API extends REST { // here define api class with extents of REST.</text:span></text:p>
      <text:p text:style-name="P26"><text:span text:style-name="T18"><text:tab/></text:span></text:p>
      <text:p text:style-name="P27"><text:span text:style-name="T18"><text:tab/><text:tab/></text:span></text:p>
      <text:p text:style-name="P27"><text:span text:style-name="T18"><text:tab/><text:tab/>public $data = "";</text:span></text:p>
      <text:p text:style-name="P28"><text:span text:style-name="T18"><text:tab/><text:tab/></text:span></text:p>
      <text:p text:style-name="P28"><text:span text:style-name="T18"><text:tab/><text:tab/>const DB_SERVER = "localhost";</text:span></text:p>
      <text:p text:style-name="P26"><text:span text:style-name="T18"><text:tab/><text:tab/>const DB_USER = "</text:span><text:span text:style-name="T19">{username}</text:span><text:span text:style-name="T18">";</text:span></text:p>
      <text:p text:style-name="P26"><text:span text:style-name="T18"><text:tab/><text:tab/>const DB_PASSWORD = "</text:span><text:span text:style-name="T20">{pas</text:span><text:span text:style-name="T21">s</text:span><text:span text:style-name="T20">word}</text:span><text:span text:style-name="T18">";</text:span></text:p>
      <text:p text:style-name="P26"><text:span text:style-name="T18"><text:tab/><text:tab/>const DB = "</text:span><text:span text:style-name="T22">{database name}</text:span><text:span text:style-name="T18">";</text:span></text:p>
      <text:p text:style-name="P26"><text:span text:style-name="T18"><text:tab/><text:tab/></text:span></text:p>
      <text:p text:style-name="P26"><text:span text:style-name="T18"><text:tab/><text:tab/>private $db = NULL;</text:span></text:p>
      <text:p text:style-name="P30"><text:span text:style-name="T18"><text:tab/></text:span></text:p>
      <text:p text:style-name="P30"><text:span text:style-name="T18"><text:tab/><text:tab/>// </text:span><text:span text:style-name="T23">create constructor of class for defined of object.</text:span><text:span text:style-name="T18"></text:span></text:p>
      <text:p text:style-name="P29"><text:span text:style-name="T18"><text:tab/><text:tab/>public function __construct()</text:span></text:p>
      <text:p text:style-name="P29"><text:span text:style-name="T18"><text:tab/><text:tab/>{</text:span></text:p>
      <text:p text:style-name="P26"><text:span text:style-name="T18"><text:tab/><text:tab/><text:tab/>parent::__construct();<text:tab/><text:tab/><text:tab/><text:tab/>// Init <text:tab/><text:tab/><text:tab/><text:tab/>parent contructor</text:span></text:p>
      <text:p text:style-name="P26"><text:span text:style-name="T18"><text:tab/><text:tab/><text:tab/>$this-&gt;dbConnect();<text:tab/><text:tab/><text:tab/><text:tab/><text:tab/>// Initiate <text:tab/><text:tab/><text:tab/>Database connection</text:span></text:p>
      <text:p text:style-name="P26"><text:span text:style-name="T18"><text:tab/><text:tab/>}</text:span></text:p>
      <text:p text:style-name="P26"><text:span text:style-name="T18"><text:tab/><text:tab/></text:span></text:p>
      <text:p text:style-name="P26"><text:span text:style-name="T18"><text:tab/><text:tab/>/*</text:span></text:p>
      <text:p text:style-name="P26"><text:span text:style-name="T18"><text:tab/><text:tab/> * <text:s/>Database connection </text:span></text:p>
      <text:p text:style-name="P26"><text:span text:style-name="T18"><text:tab/><text:tab/>*/</text:span></text:p>
      <text:p text:style-name="P26"><text:span text:style-name="T18"><text:tab/><text:tab/>private function dbConnect(){</text:span></text:p>
      <text:p text:style-name="P31"><text:span text:style-name="T18"><text:tab/><text:tab/><text:tab/>$this-&gt;db = <text:tab/><text:tab/><text:tab/><text:tab/><text:tab/><text:tab/><text:tab/><text:tab/><text:tab/><text:tab/><text:tab/>mysql_connect(</text:span></text:p>
      <text:p text:style-name="P31"><text:span text:style-name="T18"><text:tab/><text:tab/><text:tab/>self::DB_SERVER,self::DB_USER,self::DB_PASSWORD</text:span></text:p>
      <text:p text:style-name="P31"><text:span text:style-name="T18"><text:tab/><text:tab/><text:tab/>);</text:span></text:p>
      <text:p text:style-name="P26"><text:span text:style-name="T18"><text:tab/><text:tab/><text:tab/>if($this-&gt;db)</text:span></text:p>
      <text:p text:style-name="P26"><text:span text:style-name="T18"><text:tab/><text:tab/><text:tab/><text:tab/>mysql_select_db(self::DB,$this-&gt;db);</text:span></text:p>
      <text:p text:style-name="P26"><text:span text:style-name="T18"><text:tab/><text:tab/>}</text:span></text:p>
      <text:p text:style-name="P26"><text:span text:style-name="T18"><text:tab/><text:tab/></text:span></text:p>
      <text:p text:style-name="P26"><text:span text:style-name="T18"><text:tab/><text:tab/>/*</text:span></text:p>
      <text:p text:style-name="P26"><text:span text:style-name="T18"><text:tab/><text:tab/> * Public method for access api.</text:span></text:p>
      <text:p text:style-name="P26"><text:span text:style-name="T18"><text:tab/><text:tab/> * This method </text:span><text:span text:style-name="T24">dynamically</text:span><text:span text:style-name="T18"> call the method based on the query <text:tab/><text:tab/><text:tab/>string</text:span></text:p>
      <text:p text:style-name="P26"><text:span text:style-name="T18"><text:tab/><text:tab/> *</text:span></text:p>
      <text:p text:style-name="P26"><text:span text:style-name="T18"><text:tab/><text:tab/> */</text:span></text:p>
      <text:p text:style-name="P26"><text:span text:style-name="T18"><text:tab/><text:tab/>public function processApi(){</text:span></text:p>
      <text:p text:style-name="P26"><text:span text:style-name="T18"><text:tab/><text:tab/><text:tab/>$func = strtolower(trim(str_replace("/","",$_REQUEST['</text:span><text:span text:style-name="T25">request</text:span><text:span text:style-name="T18">'])));</text:span></text:p>
      <text:p text:style-name="P26"><text:span text:style-name="T18"><text:tab/><text:tab/><text:tab/>if((int)method_exists($this,$func) &gt; 0)</text:span></text:p>
      <text:p text:style-name="P26"><text:span text:style-name="T18"><text:tab/><text:tab/><text:tab/><text:tab/>$this-&gt;$func();</text:span></text:p>
      <text:p text:style-name="P26"><text:span text:style-name="T18"><text:tab/><text:tab/><text:tab/>else</text:span></text:p>
      <text:p text:style-name="P26"><text:span text:style-name="T18"><text:tab/><text:tab/><text:tab/><text:tab/>$this-&gt;response('',404);<text:tab/><text:tab/><text:tab/><text:tab/>// If the method not exist with in this class, response would be "Page not found".</text:span></text:p>
      <text:p text:style-name="P26"><text:span text:style-name="T18"><text:tab/><text:tab/>}</text:span></text:p>
      <text:p text:style-name="P26"><text:soft-page-break/><text:span text:style-name="T18"><text:tab/></text:span></text:p>
      <text:p text:style-name="P32">Q1 <text:s/>: How to create action of api.</text:p>
      <text:p text:style-name="P32">Ans.: Here below code is create login action. Defined all logic.</text:p>
      <text:p text:style-name="P26"/>
      <text:p text:style-name="P32"><text:span text:style-name="T18"><text:tab/>private function login(){</text:span></text:p>
      <text:p text:style-name="P32"><text:span text:style-name="T18"><text:tab/>// Cross validation if the request method is POST else it will <text:tab/><text:tab/>return "Not Acceptable" status</text:span></text:p>
      <text:p text:style-name="P32"><text:span text:style-name="T18"><text:tab/><text:tab/><text:tab/>if($this-&gt;get_request_method() != "POST"){</text:span></text:p>
      <text:p text:style-name="P32"><text:span text:style-name="T18"><text:tab/><text:tab/><text:tab/><text:tab/>$this-&gt;response('',406);</text:span></text:p>
      <text:p text:style-name="P32"><text:span text:style-name="T18"><text:tab/><text:tab/><text:tab/>}</text:span></text:p>
      <text:p text:style-name="P32"><text:span text:style-name="T18"><text:tab/><text:tab/><text:tab/></text:span></text:p>
      <text:p text:style-name="P32"><text:span text:style-name="T18"><text:tab/>$email = $this-&gt;_request['email'];<text:tab/><text:tab/></text:span></text:p>
      <text:p text:style-name="P32"><text:span text:style-name="T18"><text:tab/>$password = $this-&gt;_request['pwd'];</text:span></text:p>
      <text:p text:style-name="P32"><text:span text:style-name="T18"><text:tab/><text:tab/><text:tab/></text:span></text:p>
      <text:p text:style-name="P32"><text:span text:style-name="T18"><text:tab/>// Input validations</text:span></text:p>
      <text:p text:style-name="P32"><text:span text:style-name="T18"><text:tab/>if(!empty($email) and !empty($password)){</text:span></text:p>
      <text:p text:style-name="P32"><text:span text:style-name="T18"><text:tab/><text:tab/>if(filter_var($email, FILTER_VALIDATE_EMAIL)){</text:span></text:p>
      <text:p text:style-name="P32"><text:span text:style-name="T18"><text:tab/><text:tab/>$sql = mysql_query("SELECT user_id, user_fullname, user_email <text:tab/><text:tab/>FROM users WHERE user_email = '$email' AND user_password = <text:tab/><text:tab/>'".md5($password)."' LIMIT 1", $this-&gt;db);</text:span></text:p>
      <text:p text:style-name="P32"><text:span text:style-name="T18"><text:tab/><text:tab/>if(mysql_num_rows($sql) &gt; 0){</text:span></text:p>
      <text:p text:style-name="P32"><text:span text:style-name="T18"><text:tab/><text:tab/>$result = mysql_fetch_array($sql,MYSQL_ASSOC);</text:span></text:p>
      <text:p text:style-name="P32"><text:span text:style-name="T18"><text:tab/><text:tab/><text:tab/><text:tab/><text:tab/><text:tab/></text:span></text:p>
      <text:p text:style-name="P32"><text:span text:style-name="T18"><text:tab/><text:tab/>// If success </text:span><text:span text:style-name="T26">everything</text:span><text:span text:style-name="T18"> is good send header as "OK" and user <text:tab/><text:tab/> <text:s text:c="2"/>details</text:span></text:p>
      <text:p text:style-name="P32"><text:span text:style-name="T18"><text:tab/><text:tab/>$this-&gt;response($this-&gt;json($result), 200);</text:span></text:p>
      <text:p text:style-name="P32"><text:span text:style-name="T18"><text:s text:c="6"/>}</text:span></text:p>
      <text:p text:style-name="P32"><text:span text:style-name="T18"><text:tab/><text:tab/>$this-&gt;response('', 204);<text:tab/>// If no records "No Content" status</text:span></text:p>
      <text:p text:style-name="P32"><text:span text:style-name="T18"><text:tab/><text:tab/>}</text:span></text:p>
      <text:p text:style-name="P32"><text:span text:style-name="T18"><text:tab/>}</text:span></text:p>
      <text:p text:style-name="P32"><text:span text:style-name="T18"><text:tab/><text:tab/><text:tab/></text:span></text:p>
      <text:p text:style-name="P32"><text:span text:style-name="T18"><text:tab/>// If invalid inputs "Bad Request" status message and reason</text:span></text:p>
      <text:p text:style-name="P32"><text:span text:style-name="T18"><text:tab/>$error = array('status' =&gt; "Failed", "msg" =&gt; "Invalid Email <text:tab/><text:tab/><text:tab/><text:tab/>address or Password");</text:span></text:p>
      <text:p text:style-name="P32"><text:span text:style-name="T18"><text:tab/><text:tab/>$this-&gt;response($this-&gt;json($error), 400);</text:span></text:p>
      <text:p text:style-name="P32"><text:span text:style-name="T18"><text:tab/>}</text:span></text:p>
      <text:p text:style-name="P32"/>
      <text:p text:style-name="P32"><text:span text:style-name="T27">Q2 <text:s text:c="2"/>: How to access login API in postman tool.</text:span></text:p>
      <text:p text:style-name="P33">Ans. : <text:a xlink:type="simple" xlink:href="http://localhost/rest/api.php/login"><text:span text:style-name="T31">Http://localhost/rest/api.php/login</text:span></text:a><text:span text:style-name="T31">.</text:span></text:p>
      <text:p text:style-name="P33"/>
      <text:p text:style-name="P34">NOTE :- Here you access of .htacess for URL Manager. You can used at your end.</text:p>
      <text:p text:style-name="P34"/>
      <text:p text:style-name="P34"/>
      <text:p text:style-name="P22">&gt;&gt;&gt; <text:span text:style-name="T32">How to convert array or object in json.</text:span></text:p>
      <text:p text:style-name="P36"><text:tab/><text:tab/></text:p>
      <text:p text:style-name="P36"><text:tab/><text:tab/>/*</text:p>
      <text:p text:style-name="P35"><text:tab/><text:tab/> *<text:tab/>Encode array into JSON</text:p>
      <text:p text:style-name="P35"><text:tab/><text:tab/>*/</text:p>
      <text:p text:style-name="P35"><text:tab/><text:tab/>private function json($data){</text:p>
      <text:p text:style-name="P35"><text:tab/><text:tab/><text:tab/>if(is_array($data)){</text:p>
      <text:p text:style-name="P35"><text:tab/><text:tab/><text:tab/><text:tab/>return json_encode($data);</text:p>
      <text:p text:style-name="P35"><text:tab/><text:tab/><text:tab/>}</text:p>
      <text:p text:style-name="P35"><text:tab/><text:tab/>}</text:p>
      <text:p text:style-name="P34"><text:soft-page-break/></text:p>
      <text:p text:style-name="P32"/>
      <text:p text:style-name="P37"><text:span text:style-name="T27">&gt;</text:span><text:span text:style-name="T18">&gt;&gt; Here Below action for additional </text:span><text:span text:style-name="T28">v</text:span><text:span text:style-name="T18">iew.</text:span></text:p>
      <text:p text:style-name="P37"/>
      <text:p text:style-name="P37"/>
      <text:p text:style-name="P38"><text:span text:style-name="T18"><text:tab/>private function users(){<text:tab/></text:span></text:p>
      <text:p text:style-name="P38"><text:span text:style-name="T18"><text:tab/><text:tab/><text:tab/>// Cross validation if the request method is GET else it will return "Not Acceptable" status</text:span></text:p>
      <text:p text:style-name="P38"><text:span text:style-name="T18"><text:tab/><text:tab/><text:tab/>if($this-&gt;get_request_method() != "GET"){</text:span></text:p>
      <text:p text:style-name="P38"><text:span text:style-name="T18"><text:tab/><text:tab/><text:tab/><text:tab/>$this-&gt;response('',406);</text:span></text:p>
      <text:p text:style-name="P38"><text:span text:style-name="T18"><text:tab/><text:tab/><text:tab/>}</text:span></text:p>
      <text:p text:style-name="P38"><text:span text:style-name="T18"><text:tab/><text:tab/><text:tab/>$sql = mysql_query("SELECT user_id, user_fullname, user_email FROM users WHERE user_status = 1", $this-&gt;db);</text:span></text:p>
      <text:p text:style-name="P38"><text:span text:style-name="T18"><text:tab/><text:tab/><text:tab/>if(mysql_num_rows($sql) &gt; 0){</text:span></text:p>
      <text:p text:style-name="P38"><text:span text:style-name="T18"><text:tab/><text:tab/><text:tab/><text:tab/>$result = array();</text:span></text:p>
      <text:p text:style-name="P38"><text:span text:style-name="T18"><text:tab/><text:tab/><text:tab/><text:tab/>while($rlt = mysql_fetch_array($sql,MYSQL_ASSOC)){</text:span></text:p>
      <text:p text:style-name="P38"><text:span text:style-name="T18"><text:tab/><text:tab/><text:tab/><text:tab/><text:tab/>$result[] = $rlt;</text:span></text:p>
      <text:p text:style-name="P38"><text:span text:style-name="T18"><text:tab/><text:tab/><text:tab/><text:tab/>}</text:span></text:p>
      <text:p text:style-name="P38"><text:span text:style-name="T18"><text:tab/><text:tab/><text:tab/><text:tab/>// If success everythig is good send header as "OK" and return list of users in JSON format</text:span></text:p>
      <text:p text:style-name="P38"><text:span text:style-name="T18"><text:tab/><text:tab/><text:tab/><text:tab/>$this-&gt;response($this-&gt;json($result), 200);</text:span></text:p>
      <text:p text:style-name="P38"><text:span text:style-name="T18"><text:tab/><text:tab/><text:tab/>}</text:span></text:p>
      <text:p text:style-name="P38"><text:span text:style-name="T18"><text:tab/><text:tab/><text:tab/>$this-&gt;response('',204);<text:tab/>// If no records "No Content" status</text:span></text:p>
      <text:p text:style-name="P38"><text:span text:style-name="T18"><text:tab/><text:tab/>}</text:span></text:p>
      <text:p text:style-name="P38"><text:span text:style-name="T18"><text:tab/><text:tab/></text:span></text:p>
      <text:p text:style-name="P38"><text:span text:style-name="T18"><text:tab/><text:tab/>private function deleteUser(){</text:span></text:p>
      <text:p text:style-name="P38"><text:span text:style-name="T18"><text:tab/><text:tab/><text:tab/>// Cross validation if the request method is DELETE else it will return "Not Acceptable" status</text:span></text:p>
      <text:p text:style-name="P38"><text:span text:style-name="T18"><text:tab/><text:tab/><text:tab/>if($this-&gt;get_request_method() != "DELETE"){</text:span></text:p>
      <text:p text:style-name="P38"><text:span text:style-name="T18"><text:tab/><text:tab/><text:tab/><text:tab/>$this-&gt;response('',406);</text:span></text:p>
      <text:p text:style-name="P38"><text:span text:style-name="T18"><text:tab/><text:tab/><text:tab/>}</text:span></text:p>
      <text:p text:style-name="P38"><text:span text:style-name="T18"><text:tab/><text:tab/><text:tab/>$id = (int)$this-&gt;_request['id'];</text:span></text:p>
      <text:p text:style-name="P38"><text:span text:style-name="T18"><text:tab/><text:tab/><text:tab/>if($id &gt; 0){<text:tab/><text:tab/><text:tab/><text:tab/></text:span></text:p>
      <text:p text:style-name="P38"><text:span text:style-name="T18"><text:tab/><text:tab/><text:tab/><text:tab/>mysql_query("DELETE FROM users WHERE user_id = $id");</text:span></text:p>
      <text:p text:style-name="P38"><text:span text:style-name="T18"><text:tab/><text:tab/><text:tab/><text:tab/>$success = array('status' =&gt; "Success", "msg" =&gt; "Successfully one record deleted.");</text:span></text:p>
      <text:p text:style-name="P38"><text:span text:style-name="T18"><text:tab/><text:tab/><text:tab/><text:tab/>$this-&gt;response($this-&gt;json($success),200);</text:span></text:p>
      <text:p text:style-name="P38"><text:span text:style-name="T18"><text:tab/><text:tab/><text:tab/>}else</text:span></text:p>
      <text:p text:style-name="P38"><text:span text:style-name="T18"><text:tab/><text:tab/><text:tab/><text:tab/>$this-&gt;response('',204);<text:tab/>// If no records "No Content" status</text:span></text:p>
      <text:p text:style-name="P38"><text:span text:style-name="T18"><text:tab/><text:tab/>}</text:span></text:p>
      <text:p text:style-name="P38"><text:span text:style-name="T18"><text:tab/><text:tab/></text:span></text:p>
      <text:p text:style-name="P38"><text:span text:style-name="T18"><text:tab/><text:tab/>/*</text:span></text:p>
      <text:p text:style-name="P38"><text:span text:style-name="T18"><text:tab/><text:tab/> *<text:tab/>Encode array into JSON</text:span></text:p>
      <text:p text:style-name="P38"><text:span text:style-name="T18"><text:tab/><text:tab/>*/</text:span></text:p>
      <text:p text:style-name="P38"><text:span text:style-name="T18"><text:tab/><text:tab/>private function json($data){</text:span></text:p>
      <text:p text:style-name="P38"><text:span text:style-name="T18"><text:tab/><text:tab/><text:tab/>if(is_array($data)){</text:span></text:p>
      <text:p text:style-name="P38"><text:span text:style-name="T18"><text:tab/><text:tab/><text:tab/><text:tab/>return json_encode($data);</text:span></text:p>
      <text:p text:style-name="P38"><text:span text:style-name="T18"><text:tab/><text:tab/><text:tab/>}</text:span></text:p>
      <text:p text:style-name="P38"><text:span text:style-name="T18"><text:tab/><text:tab/>}</text:span></text:p>
      <text:p text:style-name="P38"><text:span text:style-name="T18"><text:tab/>}</text:span></text:p>
      <text:p text:style-name="P38"/>
      <text:p text:style-name="P38"/>
      <text:p text:style-name="P38"><text:soft-page-break/></text:p>
      <text:p text:style-name="P38"/>
      <text:p text:style-name="P39"><text:span text:style-name="T18">&gt;&gt;&gt; </text:span><text:span text:style-name="T29">Here Below all code of api.php file. Please check it. Make sure it's <text:s text:c="2"/></text:span></text:p>
      <text:p text:style-name="P39"><text:span text:style-name="T29"><text:s/>copy and paste into your code with above defined file of rest inc.</text:span></text:p>
      <text:p text:style-name="P39"/>
      <text:p text:style-name="P39"/>
      <text:p text:style-name="P39"/>
      <text:p text:style-name="P40"><text:span text:style-name="T29">&lt;?php</text:span></text:p>
      <text:p text:style-name="P40"><text:span text:style-name="T29"><text:tab/></text:span></text:p>
      <text:p text:style-name="P40"><text:span text:style-name="T29"><text:tab/>require_once("Rest.inc.php");</text:span></text:p>
      <text:p text:style-name="P40"><text:span text:style-name="T29"><text:tab/></text:span></text:p>
      <text:p text:style-name="P40"><text:span text:style-name="T29"><text:tab/>class API extends REST {</text:span></text:p>
      <text:p text:style-name="P40"><text:span text:style-name="T29"><text:tab/></text:span></text:p>
      <text:p text:style-name="P40"><text:span text:style-name="T29"><text:tab/><text:tab/>public $data = "";</text:span></text:p>
      <text:p text:style-name="P40"><text:span text:style-name="T29"><text:tab/><text:tab/></text:span></text:p>
      <text:p text:style-name="P40"><text:span text:style-name="T29"><text:tab/><text:tab/>const DB_SERVER = "localhost";</text:span></text:p>
      <text:p text:style-name="P40"><text:span text:style-name="T29"><text:tab/><text:tab/>const DB_USER = "root";</text:span></text:p>
      <text:p text:style-name="P40"><text:span text:style-name="T29"><text:tab/><text:tab/>const DB_PASSWORD = "ur48x";</text:span></text:p>
      <text:p text:style-name="P40"><text:span text:style-name="T29"><text:tab/><text:tab/>const DB = "restfulldemo";</text:span></text:p>
      <text:p text:style-name="P40"><text:span text:style-name="T29"><text:tab/><text:tab/></text:span></text:p>
      <text:p text:style-name="P40"><text:span text:style-name="T29"><text:tab/><text:tab/>private $db = NULL;</text:span></text:p>
      <text:p text:style-name="P40"><text:span text:style-name="T29"><text:tab/></text:span></text:p>
      <text:p text:style-name="P40"><text:span text:style-name="T29"><text:tab/><text:tab/>public function __construct(){</text:span></text:p>
      <text:p text:style-name="P40"><text:span text:style-name="T29"><text:tab/><text:tab/><text:tab/>parent::__construct();<text:tab/><text:tab/><text:tab/><text:tab/>// Init parent contructor</text:span></text:p>
      <text:p text:style-name="P40"><text:span text:style-name="T29"><text:tab/><text:tab/><text:tab/>$this-&gt;dbConnect();<text:tab/><text:tab/><text:tab/><text:tab/><text:tab/>// Initiate Database connection</text:span></text:p>
      <text:p text:style-name="P40"><text:span text:style-name="T29"><text:tab/><text:tab/>}</text:span></text:p>
      <text:p text:style-name="P40"><text:span text:style-name="T29"><text:tab/><text:tab/></text:span></text:p>
      <text:p text:style-name="P40"><text:span text:style-name="T29"><text:tab/><text:tab/>/*</text:span></text:p>
      <text:p text:style-name="P40"><text:span text:style-name="T29"><text:tab/><text:tab/> * <text:s/>Database connection </text:span></text:p>
      <text:p text:style-name="P40"><text:span text:style-name="T29"><text:tab/><text:tab/>*/</text:span></text:p>
      <text:p text:style-name="P40"><text:span text:style-name="T29"><text:tab/><text:tab/>private function dbConnect(){</text:span></text:p>
      <text:p text:style-name="P40"><text:span text:style-name="T29"><text:tab/><text:tab/><text:tab/>$this-&gt;db = mysql_connect(self::DB_SERVER,self::DB_USER,self::DB_PASSWORD);</text:span></text:p>
      <text:p text:style-name="P40"><text:span text:style-name="T29"><text:tab/><text:tab/><text:tab/>if($this-&gt;db)</text:span></text:p>
      <text:p text:style-name="P40"><text:span text:style-name="T29"><text:tab/><text:tab/><text:tab/><text:tab/>mysql_select_db(self::DB,$this-&gt;db);</text:span></text:p>
      <text:p text:style-name="P40"><text:span text:style-name="T29"><text:tab/><text:tab/>}</text:span></text:p>
      <text:p text:style-name="P40"><text:span text:style-name="T29"><text:tab/><text:tab/></text:span></text:p>
      <text:p text:style-name="P40"><text:span text:style-name="T29"><text:tab/><text:tab/>/*</text:span></text:p>
      <text:p text:style-name="P40"><text:span text:style-name="T29"><text:tab/><text:tab/> * Public method for access api.</text:span></text:p>
      <text:p text:style-name="P40"><text:span text:style-name="T29"><text:tab/><text:tab/> * This method dynmically call the method based on the query string</text:span></text:p>
      <text:p text:style-name="P40"><text:span text:style-name="T29"><text:tab/><text:tab/> *</text:span></text:p>
      <text:p text:style-name="P40"><text:span text:style-name="T29"><text:tab/><text:tab/> */</text:span></text:p>
      <text:p text:style-name="P40"><text:span text:style-name="T29"><text:tab/><text:tab/>public function processApi(){</text:span></text:p>
      <text:p text:style-name="P40"><text:span text:style-name="T29"><text:tab/><text:tab/><text:tab/>$func = strtolower(trim(str_replace("/","",$_REQUEST['rquest'])));</text:span></text:p>
      <text:p text:style-name="P40"><text:span text:style-name="T29"><text:tab/><text:tab/><text:tab/>if((int)method_exists($this,$func) &gt; 0)</text:span></text:p>
      <text:p text:style-name="P40"><text:span text:style-name="T29"><text:tab/><text:tab/><text:tab/><text:tab/>$this-&gt;$func();</text:span></text:p>
      <text:p text:style-name="P40"><text:span text:style-name="T29"><text:tab/><text:tab/><text:tab/>else</text:span></text:p>
      <text:p text:style-name="P40"><text:span text:style-name="T29"><text:tab/><text:tab/><text:tab/><text:tab/>$this-&gt;response('',404);<text:tab/><text:tab/><text:tab/><text:tab/>// If the method not exist with in this class, response would be "Page not found".</text:span></text:p>
      <text:p text:style-name="P40"><text:span text:style-name="T29"><text:tab/><text:tab/>}</text:span></text:p>
      <text:p text:style-name="P40"><text:soft-page-break/><text:span text:style-name="T29"><text:tab/><text:tab/></text:span></text:p>
      <text:p text:style-name="P40"><text:span text:style-name="T29"><text:tab/><text:tab/>/* </text:span></text:p>
      <text:p text:style-name="P40"><text:span text:style-name="T29"><text:tab/><text:tab/> *<text:tab/>Simple login API</text:span></text:p>
      <text:p text:style-name="P40"><text:span text:style-name="T29"><text:tab/><text:tab/> * <text:s/>Login must be POST method</text:span></text:p>
      <text:p text:style-name="P40"><text:span text:style-name="T29"><text:tab/><text:tab/> * <text:s/>email : &lt;USER EMAIL&gt;</text:span></text:p>
      <text:p text:style-name="P40"><text:span text:style-name="T29"><text:tab/><text:tab/> * <text:s/>pwd : &lt;USER PASSWORD&gt;</text:span></text:p>
      <text:p text:style-name="P40"><text:span text:style-name="T29"><text:tab/><text:tab/> */</text:span></text:p>
      <text:p text:style-name="P40"><text:span text:style-name="T29"><text:tab/><text:tab/></text:span></text:p>
      <text:p text:style-name="P40"><text:span text:style-name="T29"><text:tab/><text:tab/>private function login(){</text:span></text:p>
      <text:p text:style-name="P40"><text:span text:style-name="T29"><text:tab/><text:tab/><text:tab/>// Cross validation if the request method is POST else it will return "Not Acceptable" status</text:span></text:p>
      <text:p text:style-name="P40"><text:span text:style-name="T29"><text:tab/><text:tab/><text:tab/>if($this-&gt;get_request_method() != "POST"){</text:span></text:p>
      <text:p text:style-name="P40"><text:span text:style-name="T29"><text:tab/><text:tab/><text:tab/><text:tab/>$this-&gt;response('',406);</text:span></text:p>
      <text:p text:style-name="P40"><text:span text:style-name="T29"><text:tab/><text:tab/><text:tab/>}</text:span></text:p>
      <text:p text:style-name="P40"><text:span text:style-name="T29"><text:tab/><text:tab/><text:tab/></text:span></text:p>
      <text:p text:style-name="P40"><text:span text:style-name="T29"><text:tab/><text:tab/><text:tab/>$email = $this-&gt;_request['email'];<text:tab/><text:tab/></text:span></text:p>
      <text:p text:style-name="P40"><text:span text:style-name="T29"><text:tab/><text:tab/><text:tab/>$password = $this-&gt;_request['pwd'];</text:span></text:p>
      <text:p text:style-name="P40"><text:span text:style-name="T29"><text:tab/><text:tab/><text:tab/></text:span></text:p>
      <text:p text:style-name="P40"><text:span text:style-name="T29"><text:tab/><text:tab/><text:tab/>// Input validations</text:span></text:p>
      <text:p text:style-name="P40"><text:span text:style-name="T29"><text:tab/><text:tab/><text:tab/>if(!empty($email) and !empty($password)){</text:span></text:p>
      <text:p text:style-name="P40"><text:span text:style-name="T29"><text:tab/><text:tab/><text:tab/><text:tab/>if(filter_var($email, FILTER_VALIDATE_EMAIL)){</text:span></text:p>
      <text:p text:style-name="P40"><text:span text:style-name="T29"><text:tab/><text:tab/><text:tab/><text:tab/><text:tab/>$sql = mysql_query("SELECT user_id, user_fullname, user_email FROM users WHERE user_email = '$email' AND user_password = '".md5($password)."' LIMIT 1", $this-&gt;db);</text:span></text:p>
      <text:p text:style-name="P40"><text:span text:style-name="T29"><text:tab/><text:tab/><text:tab/><text:tab/><text:tab/>if(mysql_num_rows($sql) &gt; 0){</text:span></text:p>
      <text:p text:style-name="P40"><text:span text:style-name="T29"><text:tab/><text:tab/><text:tab/><text:tab/><text:tab/><text:tab/>$result = mysql_fetch_array($sql,MYSQL_ASSOC);</text:span></text:p>
      <text:p text:style-name="P40"><text:span text:style-name="T29"><text:tab/><text:tab/><text:tab/><text:tab/><text:tab/><text:tab/></text:span></text:p>
      <text:p text:style-name="P40"><text:span text:style-name="T29"><text:tab/><text:tab/><text:tab/><text:tab/><text:tab/><text:tab/>// If success everythig is good send header as "OK" and user details</text:span></text:p>
      <text:p text:style-name="P40"><text:span text:style-name="T29"><text:tab/><text:tab/><text:tab/><text:tab/><text:tab/><text:tab/>$this-&gt;response($this-&gt;json($result), 200);</text:span></text:p>
      <text:p text:style-name="P40"><text:span text:style-name="T29"><text:tab/><text:tab/><text:tab/><text:tab/><text:tab/>}</text:span></text:p>
      <text:p text:style-name="P40"><text:span text:style-name="T29"><text:tab/><text:tab/><text:tab/><text:tab/><text:tab/>$this-&gt;response('', 2</text:span><text:span text:style-name="T18">04);<text:tab/>// If no records "No Content" status</text:span></text:p>
      <text:p text:style-name="P40"><text:span text:style-name="T18"><text:tab/><text:tab/><text:tab/><text:tab/>}</text:span></text:p>
      <text:p text:style-name="P40"><text:span text:style-name="T18"><text:tab/><text:tab/><text:tab/>}</text:span></text:p>
      <text:p text:style-name="P40"><text:span text:style-name="T18"><text:tab/><text:tab/><text:tab/></text:span></text:p>
      <text:p text:style-name="P40"><text:span text:style-name="T18"><text:tab/><text:tab/><text:tab/>// If invalid inputs "Bad Request" status message and reason</text:span></text:p>
      <text:p text:style-name="P40"><text:span text:style-name="T18"><text:tab/><text:tab/><text:tab/>$error = array('status' =&gt; "Failed", "msg" =&gt; "Invalid Email address or Password");</text:span></text:p>
      <text:p text:style-name="P40"><text:span text:style-name="T18"><text:tab/><text:tab/><text:tab/>$this-&gt;response($this-&gt;json($error), 400);</text:span></text:p>
      <text:p text:style-name="P40"><text:span text:style-name="T18"><text:tab/><text:tab/>}</text:span></text:p>
      <text:p text:style-name="P40"><text:span text:style-name="T18"><text:tab/><text:tab/></text:span></text:p>
      <text:p text:style-name="P40"><text:span text:style-name="T18"><text:tab/><text:tab/>private function users(){<text:tab/></text:span></text:p>
      <text:p text:style-name="P40"><text:span text:style-name="T18"><text:tab/><text:tab/><text:tab/>// Cross validation if the request method is GET else it will return "Not Acceptable" status</text:span></text:p>
      <text:p text:style-name="P40"><text:span text:style-name="T18"><text:tab/><text:tab/><text:tab/>if($this-&gt;get_request_method() != "GET"){</text:span></text:p>
      <text:p text:style-name="P40"><text:span text:style-name="T18"><text:tab/><text:tab/><text:tab/><text:tab/>$this-&gt;response('',406);</text:span></text:p>
      <text:p text:style-name="P40"><text:span text:style-name="T18"><text:tab/><text:tab/><text:tab/>}</text:span></text:p>
      <text:p text:style-name="P40"><text:span text:style-name="T18"><text:tab/><text:tab/><text:tab/>$sql = mysql_query("SELECT user_id, user_fullname, user_email FROM users WHERE user_status = 1", $this-&gt;db);</text:span></text:p>
      <text:p text:style-name="P40"><text:span text:style-name="T18"><text:tab/><text:tab/><text:tab/>if(mysql_num_rows($sql) &gt; 0){</text:span></text:p>
      <text:p text:style-name="P40"><text:span text:style-name="T18"><text:tab/><text:tab/><text:tab/><text:tab/>$result = array();</text:span></text:p>
      <text:p text:style-name="P40"><text:soft-page-break/><text:span text:style-name="T18"><text:tab/><text:tab/><text:tab/><text:tab/>while($rlt = mysql_fetch_array($sql,MYSQL_ASSOC)){</text:span></text:p>
      <text:p text:style-name="P40"><text:span text:style-name="T18"><text:tab/><text:tab/><text:tab/><text:tab/><text:tab/>$result[] = $rlt;</text:span></text:p>
      <text:p text:style-name="P40"><text:span text:style-name="T18"><text:tab/><text:tab/><text:tab/><text:tab/>}</text:span></text:p>
      <text:p text:style-name="P40"><text:span text:style-name="T18"><text:tab/><text:tab/><text:tab/><text:tab/>// If success everythig is good send header as "OK" and return list of users in JSON format</text:span></text:p>
      <text:p text:style-name="P40"><text:span text:style-name="T18"><text:tab/><text:tab/><text:tab/><text:tab/>$this-&gt;response($this-&gt;json($result), 200);</text:span></text:p>
      <text:p text:style-name="P40"><text:span text:style-name="T18"><text:tab/><text:tab/><text:tab/>}</text:span></text:p>
      <text:p text:style-name="P40"><text:span text:style-name="T18"><text:tab/><text:tab/><text:tab/>$this-&gt;response('',204);<text:tab/>// If no records "No Content" status</text:span></text:p>
      <text:p text:style-name="P40"><text:span text:style-name="T18"><text:tab/><text:tab/>}</text:span></text:p>
      <text:p text:style-name="P40"><text:span text:style-name="T18"><text:tab/><text:tab/></text:span></text:p>
      <text:p text:style-name="P40"><text:span text:style-name="T18"><text:tab/><text:tab/>private function deleteUser(){</text:span></text:p>
      <text:p text:style-name="P40"><text:span text:style-name="T18"><text:tab/><text:tab/><text:tab/>// Cross validation if the request method is DELETE else it will return "Not Acceptable" status</text:span></text:p>
      <text:p text:style-name="P40"><text:span text:style-name="T18"><text:tab/><text:tab/><text:tab/>if($this-&gt;get_request_method() != "DELETE"){</text:span></text:p>
      <text:p text:style-name="P40"><text:span text:style-name="T18"><text:tab/><text:tab/><text:tab/><text:tab/>$this-&gt;response('',406);</text:span></text:p>
      <text:p text:style-name="P40"><text:span text:style-name="T18"><text:tab/><text:tab/><text:tab/>}</text:span></text:p>
      <text:p text:style-name="P40"><text:span text:style-name="T18"><text:tab/><text:tab/><text:tab/>$id = (int)$this-&gt;_request['id'];</text:span></text:p>
      <text:p text:style-name="P40"><text:span text:style-name="T18"><text:tab/><text:tab/><text:tab/>if($id &gt; 0){<text:tab/><text:tab/><text:tab/><text:tab/></text:span></text:p>
      <text:p text:style-name="P40"><text:span text:style-name="T18"><text:tab/><text:tab/><text:tab/><text:tab/>mysql_query("DELETE FROM users WHERE user_id = $id");</text:span></text:p>
      <text:p text:style-name="P40"><text:span text:style-name="T18"><text:tab/><text:tab/><text:tab/><text:tab/>$success = array('status' =&gt; "Success", "msg" =&gt; "Successfully one record deleted.");</text:span></text:p>
      <text:p text:style-name="P40"><text:span text:style-name="T18"><text:tab/><text:tab/><text:tab/><text:tab/>$this-&gt;response($this-&gt;json($success),200);</text:span></text:p>
      <text:p text:style-name="P40"><text:span text:style-name="T18"><text:tab/><text:tab/><text:tab/>}else</text:span></text:p>
      <text:p text:style-name="P40"><text:span text:style-name="T18"><text:tab/><text:tab/><text:tab/><text:tab/>$this-&gt;response('',204);<text:tab/>// If no records "No Content" status</text:span></text:p>
      <text:p text:style-name="P40"><text:span text:style-name="T18"><text:tab/><text:tab/>}</text:span></text:p>
      <text:p text:style-name="P40"><text:span text:style-name="T18"><text:tab/><text:tab/></text:span></text:p>
      <text:p text:style-name="P40"><text:span text:style-name="T18"><text:tab/><text:tab/>/*</text:span></text:p>
      <text:p text:style-name="P40"><text:span text:style-name="T18"><text:tab/><text:tab/> *<text:tab/>Encode array into JSON</text:span></text:p>
      <text:p text:style-name="P40"><text:span text:style-name="T18"><text:tab/><text:tab/>*/</text:span></text:p>
      <text:p text:style-name="P40"><text:span text:style-name="T18"><text:tab/><text:tab/>private function json($data){</text:span></text:p>
      <text:p text:style-name="P40"><text:span text:style-name="T18"><text:tab/><text:tab/><text:tab/>if(is_array($data)){</text:span></text:p>
      <text:p text:style-name="P40"><text:span text:style-name="T18"><text:tab/><text:tab/><text:tab/><text:tab/>return json_encode($data);</text:span></text:p>
      <text:p text:style-name="P40"><text:span text:style-name="T18"><text:tab/><text:tab/><text:tab/>}</text:span></text:p>
      <text:p text:style-name="P40"><text:span text:style-name="T18"><text:tab/><text:tab/>}</text:span></text:p>
      <text:p text:style-name="P40"><text:span text:style-name="T18"><text:tab/>}</text:span></text:p>
      <text:p text:style-name="P40"><text:span text:style-name="T18"><text:tab/></text:span></text:p>
      <text:p text:style-name="P40"><text:span text:style-name="T18"><text:tab/>// Initiiate Library</text:span></text:p>
      <text:p text:style-name="P40"><text:span text:style-name="T18"><text:tab/></text:span></text:p>
      <text:p text:style-name="P40"><text:span text:style-name="T18"><text:tab/>$api = new API;</text:span></text:p>
      <text:p text:style-name="P40"><text:span text:style-name="T18"><text:tab/>$api-&gt;processApi();</text:span></text:p>
      <text:p text:style-name="P40"><text:span text:style-name="T18">?&gt;</text:span></text:p>
      <text:p text:style-name="P39"/>
      <text:p text:style-name="P39"/>
      <text:p text:style-name="P39"><text:span text:style-name="T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ourier 10 Pitch1" svg:font-family="'Courier 10 Pitch'"/>
    <style:font-face style:name="Helvetica" svg:font-family="Helvetica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4T11:57:49.567225371</dc:date>
    <meta:editing-duration>PT4H20M42S</meta:editing-duration>
    <meta:editing-cycles>140</meta:editing-cycles>
    <meta:generator>LibreOffice/4.2.8.2$Linux_X86_64 LibreOffice_project/420m0$Build-2</meta:generator>
    <meta:document-statistic meta:table-count="0" meta:image-count="0" meta:object-count="0" meta:page-count="7" meta:paragraph-count="276" meta:word-count="1145" meta:character-count="9193" meta:non-whitespace-character-count="7319"/>
  </office:meta>
</office:document-meta>
</file>